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0000001AA36DCB4A4A84DAA2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CDCAL+Arial" svg:font-family="ICDCAL+Arial, Arial" style:font-family-generic="swiss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text-properties fo:color="#000000" loext:opacity="100%" style:text-line-through-style="none" style:text-line-through-type="none" style:font-name="Arial" fo:font-size="12pt" style:text-underline-style="none" fo:font-weight="normal" officeooo:rsid="001a8421" officeooo:paragraph-rsid="001a8421" style:font-name-asian="ICDCAL+Arial" style:font-size-asian="12pt" style:font-weight-asian="normal" style:font-name-complex="ICDCAL+Arial" style:font-size-complex="12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afik1" text:anchor-type="page" text:anchor-page-number="1" svg:x="2.028cm" svg:y="4.921cm" svg:width="16.93cm" svg:height="11.269cm" draw:z-index="0">
        <draw:image xlink:href="Pictures/1000000000000280000001AA36DCB4A4A84DAA2C.jpg" xlink:type="simple" xlink:show="embed" xlink:actuate="onLoad" draw:mime-type="image/jpeg"/>
      </draw:frame>
      <text:p text:style-name="P1">Text1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ICDCAL+Arial" svg:font-family="ICDCAL+Arial, Arial" style:font-family-generic="swiss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CDCAL+Arial" fo:font-family="ICDCAL+Arial, Arial" style:font-family-generic="swiss" fo:font-size="12pt" style:font-name-asian="ICDCAL+Arial" style:font-family-asian="ICDCAL+Arial, Arial" style:font-family-generic-asian="swiss" style:font-size-asian="12pt" style:font-name-complex="ICDCAL+Arial" style:font-family-complex="ICDCAL+Arial, Arial" style:font-family-generic-complex="swiss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körper-Einzug" style:family="paragraph" style:parent-style-name="Default" style:next-style-name="Default">
      <style:paragraph-properties fo:text-align="start" style:justify-single-word="false"/>
      <style:text-properties style:use-window-font-color="true" loext:opacity="0%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font-name-complex="Mangal1" style:font-family-complex="Mang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1-21T19:35:36.97</meta:creation-date>
    <dc:date>2023-08-05T00:54:40.905000000</dc:date>
    <meta:editing-duration>PT46M39S</meta:editing-duration>
    <meta:editing-cycles>11</meta:editing-cycles>
    <meta:generator>LibreOffice/7.5.5.2$Windows_X86_64 LibreOffice_project/ca8fe7424262805f223b9a2334bc7181abbcbf5e</meta:generator>
    <meta:document-statistic meta:table-count="0" meta:image-count="1" meta:object-count="0" meta:page-count="1" meta:paragraph-count="1" meta:word-count="1" meta:character-count="7" meta:non-whitespace-character-count="7"/>
  </office:meta>
</office:document-meta>
</file>